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Arial1" svg:font-family="Arial" style:font-family-generic="swiss"/>
    <style:font-face style:name="Times New Roman" svg:font-family="'Times New Roman'" style:font-family-generic="roman" style:font-pitch="variable"/>
    <style:font-face style:name="굴림" svg:font-family="굴림" style:font-family-generic="roman" style:font-pitch="variable"/>
    <style:font-face style:name="맑은 고딕" svg:font-family="'맑은 고딕'" style:font-family-generic="roman" style:font-pitch="variable"/>
    <style:font-face style:name="바탕" svg:font-family="바탕" style:font-family-generic="roman" style:font-pitch="variable"/>
    <style:font-face style:name="바탕체" svg:font-family="바탕체"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굴림1" svg:font-family="굴림" style:font-family-generic="system" style:font-pitch="variable"/>
    <style:font-face style:name="맑은 고딕1" svg:font-family="'맑은 고딕'" style:font-family-generic="system" style:font-pitch="variable"/>
    <style:font-face style:name="바탕1" svg:font-family="바탕" style:font-family-generic="system" style:font-pitch="variable"/>
    <style:font-face style:name="바탕체1" svg:font-family="바탕체" style:font-family-generic="system" style:font-pitch="variable"/>
  </office:font-face-decls>
  <office:automatic-styles>
    <style:style style:name="표1" style:family="table">
      <style:table-properties style:width="17cm" style:rel-width="100%" fo:margin-left="0cm" fo:margin-top="0cm" fo:margin-bottom="0cm" table:align="left" style:writing-mode="lr-tb"/>
    </style:style>
    <style:style style:name="표1.A" style:family="table-column">
      <style:table-column-properties style:column-width="1.991cm" style:rel-column-width="7680*"/>
    </style:style>
    <style:style style:name="표1.B" style:family="table-column">
      <style:table-column-properties style:column-width="15.007cm" style:rel-column-width="57854*"/>
    </style:style>
    <style:style style:name="표1.1" style:family="table-row">
      <style:table-row-properties style:min-row-height="1.6cm" fo:keep-together="auto"/>
    </style:style>
    <style:style style:name="표1.A1" style:family="table-cell">
      <style:table-cell-properties style:vertical-align="middle" fo:padding-left="0.191cm" fo:padding-right="0.191cm" fo:padding-top="0cm" fo:padding-bottom="0.101cm" fo:border="0.5pt solid #000000"/>
    </style:style>
    <style:style style:name="표1.2" style:family="table-row">
      <style:table-row-properties style:min-row-height="0.801cm" fo:keep-together="auto"/>
    </style:style>
    <style:style style:name="표1.3" style:family="table-row">
      <style:table-row-properties style:min-row-height="0.566cm" fo:keep-together="auto"/>
    </style:style>
    <style:style style:name="표1.5" style:family="table-row">
      <style:table-row-properties style:min-row-height="7.952cm" fo:keep-together="auto"/>
    </style:style>
    <style:style style:name="표1.6" style:family="table-row">
      <style:table-row-properties style:min-row-height="9.234cm" fo:keep-together="auto"/>
    </style:style>
    <style:style style:name="P1" style:family="paragraph" style:parent-style-name="Standard">
      <style:paragraph-properties fo:text-align="center" style:justify-single-word="false">
        <style:tab-stops>
          <style:tab-stop style:position="8.599cm"/>
        </style:tab-stops>
      </style:paragraph-properties>
    </style:style>
    <style:style style:name="P2" style:family="paragraph" style:parent-style-name="Standard">
      <style:paragraph-properties style:line-height-at-least="0.706cm" fo:text-align="start" style:justify-single-word="false"/>
    </style:style>
    <style:style style:name="P3" style:family="paragraph" style:parent-style-name="Standard">
      <style:paragraph-properties fo:text-align="start" style:justify-single-word="false">
        <style:tab-stops>
          <style:tab-stop style:position="8.599cm"/>
        </style:tab-stops>
      </style:paragraph-properties>
    </style:style>
    <style:style style:name="P4" style:family="paragraph" style:parent-style-name="Standard">
      <style:paragraph-properties>
        <style:tab-stops>
          <style:tab-stop style:position="8.599cm"/>
        </style:tab-stops>
      </style:paragraph-properties>
    </style:style>
    <style:style style:name="P5" style:family="paragraph" style:parent-style-name="Standard">
      <style:paragraph-properties fo:margin-left="0cm" fo:margin-right="0cm" fo:text-align="center" style:justify-single-word="false" fo:text-indent="0.353cm" style:auto-text-indent="false">
        <style:tab-stops>
          <style:tab-stop style:position="8.599cm"/>
        </style:tab-stops>
      </style:paragraph-properties>
    </style:style>
    <style:style style:name="P6" style:family="paragraph" style:parent-style-name="Header">
      <style:paragraph-properties fo:text-align="center" style:justify-single-word="false"/>
    </style:style>
    <style:style style:name="P7" style:family="paragraph" style:parent-style-name="List_20_Paragraph" style:list-style-name="WWNum20">
      <style:paragraph-properties fo:text-align="start" style:justify-single-word="false"/>
    </style:style>
    <style:style style:name="P8" style:family="paragraph" style:parent-style-name="List_20_Paragraph" style:list-style-name="WWNum21">
      <style:paragraph-properties fo:text-align="start" style:justify-single-word="false"/>
    </style:style>
    <style:style style:name="P9" style:family="paragraph" style:parent-style-name="List_20_Paragraph" style:list-style-name="WWNum22">
      <style:paragraph-properties fo:text-align="start" style:justify-single-word="false"/>
    </style:style>
    <style:style style:name="P10" style:family="paragraph" style:parent-style-name="Text_20_body">
      <style:paragraph-properties fo:line-height="0.282cm" fo:text-align="justify" style:justify-single-word="false"/>
    </style:style>
    <style:style style:name="P11" style:family="paragraph" style:parent-style-name="Text_20_body" style:master-page-name="First_20_Page">
      <style:paragraph-properties fo:line-height="0.282cm" fo:text-align="justify" style:justify-single-word="false" style:page-number="auto"/>
      <style:text-properties style:font-name="맑은 고딕" fo:font-size="10pt" style:font-name-asian="맑은 고딕1" style:font-size-asian="10pt" style:font-size-complex="10pt"/>
    </style:style>
    <style:style style:name="T1" style:family="text">
      <style:text-properties style:font-name="맑은 고딕" style:font-name-asian="맑은 고딕1"/>
    </style:style>
    <style:style style:name="T2" style:family="text">
      <style:text-properties style:font-name="맑은 고딕" officeooo:rsid="000c1d77" style:font-name-asian="맑은 고딕1"/>
    </style:style>
    <style:style style:name="T3" style:family="text">
      <style:text-properties style:font-name="맑은 고딕" fo:font-weight="bold" style:font-name-asian="맑은 고딕1" style:font-weight-asian="bold"/>
    </style:style>
    <style:style style:name="T4" style:family="text">
      <style:text-properties fo:color="#000000" style:font-name="맑은 고딕" fo:background-color="#ffffff" loext:char-shading-value="0" style:font-name-asian="맑은 고딕1"/>
    </style:style>
    <style:style style:name="T5" style:family="text">
      <style:text-properties style:font-name="Wingdings" style:font-name-asian="Wingdings1" style:font-name-complex="Wingdings1"/>
    </style:style>
    <style:style style:name="T6" style:family="text">
      <style:text-properties style:font-name="굴림" fo:font-size="14pt" fo:font-weight="bold" style:font-name-asian="굴림1" style:font-size-asian="14pt" style:font-weight-asian="bold" style:font-size-complex="14pt"/>
    </style:style>
    <style:style style:name="T7" style:family="text">
      <style:text-properties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표1" table:style-name="표1">
        <table:table-column table:style-name="표1.A"/>
        <table:table-column table:style-name="표1.B"/>
        <table:table-row table:style-name="표1.1">
          <table:table-cell table:style-name="표1.A1" office:value-type="string">
            <text:p text:style-name="P1"><text:span text:style-name="T1">교육 제목</text:span></text:p>
          </table:table-cell>
          <table:table-cell table:style-name="표1.A1" office:value-type="string">
            <text:p text:style-name="P2"><text:span text:style-name="T4">NLP</text:span></text:p>
          </table:table-cell>
        </table:table-row>
        <table:table-row table:style-name="표1.2">
          <table:table-cell table:style-name="표1.A1" office:value-type="string">
            <text:p text:style-name="P1"><text:span text:style-name="T1">교육 일시</text:span></text:p>
          </table:table-cell>
          <table:table-cell table:style-name="표1.A1" office:value-type="string">
            <text:p text:style-name="P3"><text:span text:style-name="T1">2022.01.</text:span><text:span text:style-name="T2">14</text:span><text:span text:style-name="T1">(금)</text:span></text:p>
          </table:table-cell>
        </table:table-row>
        <table:table-row table:style-name="표1.3">
          <table:table-cell table:style-name="표1.A1" office:value-type="string">
            <text:p text:style-name="P1"><text:span text:style-name="T1">교육 장소</text:span></text:p>
          </table:table-cell>
          <table:table-cell table:style-name="표1.A1" office:value-type="string">
            <text:p text:style-name="P4"><text:span text:style-name="T1">영우글로벌러닝</text:span></text:p>
          </table:table-cell>
        </table:table-row>
        <table:table-row table:style-name="표1.2">
          <table:table-cell table:style-name="표1.A1" table:number-columns-spanned="2" office:value-type="string">
            <text:p text:style-name="P5"><text:span text:style-name="T3">교육 내용</text:span></text:p>
          </table:table-cell>
          <table:covered-table-cell/>
        </table:table-row>
        <table:table-row table:style-name="표1.5">
          <table:table-cell table:style-name="표1.A1" office:value-type="string">
            <text:p text:style-name="P1"><text:span text:style-name="T1">오전</text:span></text:p>
          </table:table-cell>
          <table:table-cell table:style-name="표1.A1" office:value-type="string">
            <text:list xml:id="list2022198627" text:style-name="WWNum20">
              <text:list-item>
                <text:p text:style-name="P7"><text:span text:style-name="T1">2022.1.13 review</text:span></text:p>
              </text:list-item>
              <text:list-item>
                <text:p text:style-name="P7"><text:span text:style-name="T1">Tokenization 이어서</text:span></text:p>
              </text:list-item>
              <text:list-item>
                <text:p text:style-name="P7"><text:span text:style-name="T1">공백 기반 토큰화<text:line-break/>문장을 어떤 기준으로 쪼갰을 때, 쪼개진 각 단어들을 토큰(Token) 이라고 부릅니다. 그리고 그 쪼개진 기준이 토큰화(Tokenization) 기법에 의해 정해지죠. 이번 스텝에서는 토큰화의 여러 가지 기법에 대해 배워보도록 하겠습니다.<text:line-break/>tokens = corpus.split()</text:span></text:p>
              </text:list-item>
              <text:list-item>
                <text:p text:style-name="P7"><text:span text:style-name="T1">형태소 기반 토큰화<text:line-break/>형태소 - 뜻을 가진 가장 작은 말의 단위<text:line-break/>한국어 형태소 분석기는 대표적으로 아래 두 가지가 사용<text:line-break/>KoNLPy 파이썬 한국어 패키지, kakao/khaiii</text:span></text:p>
              </text:list-item>
              <text:list-item>
                <text:p text:style-name="P7"><text:span text:style-name="T1">Tokenization Summary<text:line-break/>한국어의 경우 접사를 분리하여 희소성을 낮추고 띄어쓰기를 통일하기 위해 tokenization을 수행, 굉장히 많은 POS Tagger가 존재하는데, 전형적인 쉬운 문장(표준 문법을 따르며, 구조가 명확한 문장)의 경우, 성능이 비슷함. 하지만 신조어나 고유명사를 처리하는 능력이 다름. 따라서 주어진 문제에 맞는 정책을 가진 tagger를 선택하여 사용해야 함.</text:span></text:p>
              </text:list-item>
              <text:list-item>
                <text:p text:style-name="P7"><text:span text:style-name="T1">TOKENIZATION STYLE의 특성<text:line-break/>토큰 길이가 짧을수록 – Vocabulary 크기 감소, 희소성 문제 감소 OOV가 줄어듦, Sequence의 길이가 길어짐 - 모델의 부담 증가, 극단적 형태 Char 단위<text:line-break/>토큰 길이가 길수록 – Vocabulary 크기 증가 – 희소성 문제 증대, OOV가 늘어남, Sequence의 길이가 짧아짐 – 모델의 부담 감소<text:line-break/></text:span><text:span text:style-name="T5"></text:span><text:span text:style-name="T1"> 토큰 길이에 따른 Trade off가 존재</text:span></text:p>
              </text:list-item>
              <text:list-item>
                <text:p text:style-name="P7"><text:span text:style-name="T1">정보량에 따른 이상적인 형태<text:line-break/>빈도가 높을 경우, 하나의 token으로 나타내고, 빈도가 낮을 경우 더 잘게 쪼개어 각각 빈도가 높은 token으로 구성한다 </text:span><text:span text:style-name="T5"></text:span><text:span text:style-name="T1"> 압축 알고리즘?</text:span></text:p>
              </text:list-item>
              <text:list-item>
                <text:p text:style-name="P7"><text:span text:style-name="T1">인코딩 <text:line-break/>단어 기반 인코딩 </text:span><text:span text:style-name="T5"></text:span><text:span text:style-name="T1"> 단어를 쪼개서 indexing<text:line-break/>import tensorflow as tf<text:line-break/>from tensorflow import keras<text:line-break/>from tensorflow.keras.preprocessing.text import Tokenizer<text:line-break/>tokenizer = Tokenizer(num_words = 100) num_words = 100 </text:span><text:span text:style-name="T5"></text:span><text:span text:style-name="T1"> 단어 100개 사용<text:line-break/>tokenizer.fit_on_texts(sentences) # 문자 데이터를 입력받아 리스트의 형태로 변환<text:line-break/>word_index = tokenizer.word_index # 토큰별 단어에 index를 매핑</text:span></text:p>
              </text:list-item>
              <text:list-item>
                <text:p text:style-name="P7"><text:soft-page-break/><text:span text:style-name="T1">텍스트를 시퀀스로 변환하기<text:line-break/>indexing한 단어들을 시퀀스로 변환<text:line-break/>sequences = tokenizer.texts_to_sequences(sentences) # 텍스트를 시퀀스로 변환</text:span></text:p>
              </text:list-item>
              <text:list-item>
                <text:p text:style-name="P7"><text:span text:style-name="T1">패딩 설정하기<text:line-break/>from tensorflow.keras.preprocessing.sequence import pad_sequences<text:line-break/>padded = pad_sequences(sequences)</text:span></text:p>
              </text:list-item>
            </text:list>
          </table:table-cell>
        </table:table-row>
        <table:table-row table:style-name="표1.6">
          <table:table-cell table:style-name="표1.A1" office:value-type="string">
            <text:p text:style-name="P1"><text:span text:style-name="T1">오후</text:span></text:p>
          </table:table-cell>
          <table:table-cell table:style-name="표1.A1" office:value-type="string">
            <text:list xml:id="list244297742" text:style-name="WWNum21">
              <text:list-item>
                <text:p text:style-name="P8"><text:span text:style-name="T1">Tokenizer()의 flags<text:line-break/>num_words </text:span><text:span text:style-name="T5"></text:span><text:span text:style-name="T1"> 단어 빈도가 많은 순서로 num_words개의 단어를 보존<text:line-break/>filters </text:span><text:span text:style-name="T5"></text:span><text:span text:style-name="T1"> 걸러낼 문자 리스트를 적어줌. default : !”@#()^$%^*@#$ 등<text:line-break/>lower </text:span><text:span text:style-name="T5"></text:span><text:span text:style-name="T1"> 소문자로 변환. 0 or 1<text:line-break/>split </text:span><text:span text:style-name="T5"></text:span><text:span text:style-name="T1"> 문자열을 적어줘야하고 단어를 분리하는 기준을 적어줌<text:line-break/>char_level </text:span><text:span text:style-name="T5"></text:span><text:span text:style-name="T1"> 1: 모든 문자가 토큰으로 처리, 0은 안함<text:line-break/>oov_token </text:span><text:span text:style-name="T5"></text:span><text:span text:style-name="T1"> 값이 지정 되면 text2sequence 호출 과정에서 word_index에 추가되어 oov vocabulary words로 대체(&lt;OOV&gt;, &lt;UNK&gt;)</text:span></text:p>
              </text:list-item>
              <text:list-item>
                <text:p text:style-name="P8"><text:span text:style-name="T1">공백 기반 토큰화 실습<text:line-break/>def tokenize(corpus):<text:line-break/> <text:s text:c="3"/>tokenizer = Tokenizer(filters = "") # Tokenizer<text:line-break/> <text:s text:c="3"/>tokenizer.fit_on_texts(corpus) # 문자 --&gt; 리스트 <text:line-break/> <text:s text:c="3"/>tensor = tokenizer.texts_to_sequences(corpus) # 텍스트 -&gt; 시퀀스<text:line-break/> <text:s text:c="3"/>tensor = pad_sequences(tensor, padding='post') # 패딩처리<text:line-break/> <text:s text:c="3"/>return tensor, tokenizer<text:line-break/><text:line-break/>split_corpus = []<text:line-break/>for kor in filtered_corpus:<text:line-break/> <text:s/>split_corpus.append(kor.split())<text:line-break/><text:line-break/>split_tensor, split_tokenizer = tokenize(split_corpus)<text:line-break/>print("Split Vocab Size :", len(split_tokenizer.index_word))</text:span></text:p>
              </text:list-item>
              <text:list-item>
                <text:p text:style-name="P8"><text:span text:style-name="T1">형태소 기반 토큰화 실습<text:line-break/>def mecab_split(sentence):<text:line-break/> <text:s/>return mecab.morphs(sentence) <text:line-break/><text:line-break/>#mecab 단어장 생성<text:line-break/>mecab_corpus = []<text:line-break/>for kor in filtered_corpus:<text:line-break/> <text:s/>mecab_corpus.append(kor.split())<text:line-break/><text:line-break/>mecab_tensor, mecab_tokenizer = tokenize(mecab_corpus)<text:line-break/>print("Mecab Vocab size :", len(mecab_tokenizer.index_word))</text:span></text:p>
              </text:list-item>
              <text:list-item>
                <text:p text:style-name="P8"><text:span text:style-name="T1">한국어를 Tokenization 할 때 공백 기반 Tokenization 절대 지양!!!!!</text:span></text:p>
              </text:list-item>
              <text:list-item>
                <text:p text:style-name="P8"><text:span text:style-name="T1">SUBWORD SEGMENTATION<text:line-break/>학습 데이터로부터 얻은 모델을 활용하여 똑 같은 분절 수행</text:span></text:p>
              </text:list-item>
            </text:list>
            <text:list xml:id="list3610587999" text:style-name="WWNum22">
              <text:list-item>
                <text:p text:style-name="P9"><text:soft-page-break/><text:span text:style-name="T1">단어보다 더 작은 의미 단위 : Subword<text:line-break/>많은 언어들에서, 단어는 더 작은 의미 단위들이 모여 구성됨.<text:line-break/>따라서 이러한 작은 의미 단위로 분절할 수 있다면 좋은 것<text:line-break/>하지만, 이를 위해선 언어별 subword사전이 존재해야 할 것</text:span></text:p>
              </text:list-item>
              <text:list-item>
                <text:p text:style-name="P9"><text:span text:style-name="T1">OOV(out-of-vocabulary)또는 UNK(Unknown Token)이라 표현함</text:span></text:p>
              </text:list-item>
              <text:list-item>
                <text:p text:style-name="P9"><text:span text:style-name="T1">서브워드 분리(Subword Segmentation)작업<text:line-break/>하나의 단어는 더 작은 단위의 이미있는 여러 서브워드들(birthplace = birth+place)의 조합으로 구성 된 경우가 많기 때문에 하나의 단어를 여러 subword로 분리해서 단어를 인코딩 및 임베딩하겠다는 의도를 가진 전처리 작업</text:span></text:p>
              </text:list-item>
              <text:list-item>
                <text:p text:style-name="P9"><text:span text:style-name="T1">이를 통해 OOV나 희귀단어, 신조어 같은 문제들을 완화</text:span></text:p>
              </text:list-item>
              <text:list-item>
                <text:p text:style-name="P9"><text:span text:style-name="T1">OOV가 미치는 영향<text:line-break/>입력데이터에 OOV가 발생할 경우, &lt;UNK&gt; 토큰으로 치환하여 모델에 입력<text:line-break/>e.g. 나는 학교에 가서 밥을 먹었다. </text:span><text:span text:style-name="T5"></text:span><text:span text:style-name="T1"> 나는 &lt;UNK&gt;에 가서 &lt;UNK&gt;을 먹었다.<text:line-break/>특히 이전 단어들을 기반으로 다음단어를 예측하는 task에서 치명적<text:line-break/>e.g. NaturalLanguageGeneration<text:line-break/>어쨌든 모르는 단어지만, 알고있는 subword들을 통해 의미를 유출해볼 수 있음 </text:span><text:span text:style-name="T5"></text:span><text:span text:style-name="T1"> e.g. 버카충ㅋㅋㅋㅋㅋㅋㅋㅋ</text:span></text:p>
              </text:list-item>
              <text:list-item>
                <text:p text:style-name="P9"><text:span text:style-name="T1">summary<text:line-break/>BPE 압축 알고리즘을 통해 통계적으로 더 작은 의미 단위(subword)로 분절 수행, BPE를 통해 OOV를 없앨 수 있으며, 이는 성능상 매우 큰 이점 작용<text:line-break/>한국어의 경우 띄어쓰기가 제멋대로인 경우가 많아서 normalization 없이 바로 subword segmentation을 적용하는 것은 위험함</text:span></text:p>
              </text:list-item>
            </text:list>
            <text:list xml:id="list122925534030517" text:continue-list="list244297742" text:style-name="WWNum21">
              <text:list-item>
                <text:p text:style-name="P8"><text:span text:style-name="T1">DETOKENIZATION<text:line-break/>사람이 읽을 수 잇는 형태로 변환(index2word) 분절 복원</text:span></text:p>
              </text:list-item>
              <text:list-item>
                <text:p text:style-name="P8"><text:span text:style-name="T1">Question<text:line-break/>Q1. 구글의 Word Piece 기반 한국어 언어모델이 엑소브레인의 Word Piece 기반 한국어 언어모델보다 전체적으로 성능이 크게 떨어지는 것은 어떤 의미일까요? 여기서 유의해야 할 것은 언어모델(BERT)을 훈련시킨 원리는 동일하며, 토크나이저가 구성된 원리도 Word Piece 기반으로 동일하다는 점입니다.<text:line-break/><text:line-break/>Q2. 엑소브레인의 BERT에 두 가지 버전이 있는데, 이 중 한국어 전용 형태소분석기 토크나이저를 사용한 버전이 WordPiece 모델 토크나이저를 사용한 버전보다 대체로 성능이 좋다는 것의 시사점은 무엇일까요?<text:line-break/><text:line-break/>Q3. 정교한 형태소분석기를 활용한 모델의 성능이 더 좋을 수 있음에도 불구하고 현장에서 SentencePiece 같은 Subword 기반 토크나이저가 더욱 각광받는 이유는 무엇일까요?<text:line-break/><text:line-break/>생각해보기</text:span></text:p>
              </text:list-item>
            </text:list>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Arial1" svg:font-family="Arial" style:font-family-generic="swiss"/>
    <style:font-face style:name="Times New Roman" svg:font-family="'Times New Roman'" style:font-family-generic="roman" style:font-pitch="variable"/>
    <style:font-face style:name="굴림" svg:font-family="굴림" style:font-family-generic="roman" style:font-pitch="variable"/>
    <style:font-face style:name="맑은 고딕" svg:font-family="'맑은 고딕'" style:font-family-generic="roman" style:font-pitch="variable"/>
    <style:font-face style:name="바탕" svg:font-family="바탕" style:font-family-generic="roman" style:font-pitch="variable"/>
    <style:font-face style:name="바탕체" svg:font-family="바탕체"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굴림1" svg:font-family="굴림" style:font-family-generic="system" style:font-pitch="variable"/>
    <style:font-face style:name="맑은 고딕1" svg:font-family="'맑은 고딕'" style:font-family-generic="system" style:font-pitch="variable"/>
    <style:font-face style:name="바탕1" svg:font-family="바탕" style:font-family-generic="system" style:font-pitch="variable"/>
    <style:font-face style:name="바탕체1" svg:font-family="바탕체"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바탕체1" style:font-size-asian="10pt" style:language-asian="ko" style:country-asian="K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false" style:font-name-asian="바탕체1" style:font-size-asian="10pt" style:language-asian="ko" style:country-asian="K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style:letter-kerning="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바탕1" style:font-family-asian="바탕"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style:line-height-at-least="0.542cm" fo:text-align="start" style:justify-single-word="false"/>
      <style:text-properties fo:color="#000000" style:font-name="바탕" fo:font-family="바탕" style:font-family-generic="roman" style:font-pitch="variable" fo:font-size="9.5pt" style:letter-kerning="false" style:font-name-asian="바탕1" style:font-family-asian="바탕" style:font-family-generic-asian="system" style:font-pitch-asian="variable" style:font-size-asian="9.5pt" style:font-size-complex="9.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next-style-name="Text_20_body" style:default-outline-level="" style:class="index">
      <style:paragraph-properties style:line-height-at-least="0.564cm" fo:text-align="start" style:justify-single-word="false" fo:orphans="0" fo:widows="0" style:writing-mode="lr-tb"/>
      <style:text-properties fo:color="#000000" style:font-name="바탕" fo:font-family="바탕" style:font-family-generic="roman" style:font-pitch="variable" style:font-name-asian="바탕1" style:font-family-asian="바탕" style:font-family-generic-asian="system" style:font-pitch-asian="variable"/>
    </style:style>
    <style:style style:name="바탕글" style:family="paragraph" style:default-outline-level="">
      <style:paragraph-properties fo:line-height="108%" fo:text-align="justify" style:justify-single-word="false" fo:orphans="0" fo:widows="0" style:writing-mode="lr-tb"/>
      <style:text-properties fo:color="#000000" style:font-name="바탕체" fo:font-family="바탕체" style:font-family-generic="roman" style:font-pitch="variable"/>
    </style:style>
    <style:style style:name="Foot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Plain_20_Text" style:display-name="Plain Text" style:family="paragraph" style:parent-style-name="Standard" style:default-outline-level="">
      <style:text-properties style:font-name="바탕체" fo:font-family="바탕체" style:font-family-generic="roman" style:font-pitch="variable"/>
    </style:style>
    <style:style style:name="대제목" style:family="paragraph" style:next-style-name="Text_20_body" style:default-outline-level="">
      <style:paragraph-properties style:line-height-at-least="0.811cm" fo:text-align="start" style:justify-single-word="false" fo:orphans="0" fo:widows="0" style:writing-mode="lr-tb"/>
      <style:text-properties fo:color="#000000" style:font-name="바탕" fo:font-family="바탕" style:font-family-generic="roman" style:font-pitch="variable" fo:font-size="17.5pt" style:font-name-asian="바탕1" style:font-family-asian="바탕" style:font-family-generic-asian="system" style:font-pitch-asian="variable" style:font-size-asian="17.5pt" style:font-size-complex="17.5pt"/>
    </style:style>
    <style:style style:name="중제목" style:family="paragraph" style:next-style-name="Text_20_body" style:default-outline-level="">
      <style:paragraph-properties style:line-height-at-least="0.676cm" fo:text-align="start" style:justify-single-word="false" fo:orphans="0" fo:widows="0" style:writing-mode="lr-tb"/>
      <style:text-properties fo:color="#000000" style:font-name="바탕" fo:font-family="바탕" style:font-family-generic="roman" style:font-pitch="variable" fo:font-size="13.5pt" style:font-name-asian="바탕1" style:font-family-asian="바탕" style:font-family-generic-asian="system" style:font-pitch-asian="variable" style:font-size-asian="13.5pt" style:font-size-complex="13.5pt"/>
    </style:style>
    <style:style style:name="소제목" style:family="paragraph" style:next-style-name="Text_20_body" style:default-outline-level="">
      <style:paragraph-properties style:line-height-at-least="0.609cm" fo:text-align="start" style:justify-single-word="false" fo:orphans="0" fo:widows="0" style:writing-mode="lr-tb"/>
      <style:text-properties fo:color="#000000" style:font-name="바탕" fo:font-family="바탕" style:font-family-generic="roman" style:font-pitch="variable" fo:font-size="11.5pt" style:font-name-asian="바탕1" style:font-family-asian="바탕" style:font-family-generic-asian="system" style:font-pitch-asian="variable" style:font-size-asian="11.5pt" style:font-size-complex="11.5pt"/>
    </style:style>
    <style:style style:name="하이퍼헤딩1" style:family="paragraph" style:next-style-name="Text_20_body" style:default-outline-level="">
      <style:paragraph-properties style:line-height-at-least="1.422cm" fo:text-align="center" style:justify-single-word="false" fo:orphans="0" fo:widows="0" style:writing-mode="lr-tb"/>
      <style:text-properties fo:color="#000000" style:font-name="바탕" fo:font-family="바탕" style:font-family-generic="roman" style:font-pitch="variable" fo:font-size="34.5pt" fo:font-weight="bold" style:font-name-asian="바탕1" style:font-family-asian="바탕" style:font-family-generic-asian="system" style:font-pitch-asian="variable" style:font-size-asian="34.5pt" style:font-weight-asian="bold" style:font-size-complex="34.5pt" style:font-weight-complex="bold"/>
    </style:style>
    <style:style style:name="하이퍼헤딩2" style:family="paragraph" style:next-style-name="Text_20_body" style:default-outline-level="">
      <style:paragraph-properties style:line-height-at-least="1.083cm" fo:text-align="start" style:justify-single-word="false" fo:orphans="0" fo:widows="0" style:writing-mode="lr-tb"/>
      <style:text-properties fo:color="#000000" style:font-name="바탕" fo:font-family="바탕" style:font-family-generic="roman" style:font-pitch="variable" fo:font-size="25pt" fo:font-weight="bold" style:font-name-asian="바탕1" style:font-family-asian="바탕" style:font-family-generic-asian="system" style:font-pitch-asian="variable" style:font-size-asian="25pt" style:font-weight-asian="bold" style:font-size-complex="25pt" style:font-weight-complex="bold"/>
    </style:style>
    <style:style style:name="하이퍼헤딩3" style:family="paragraph" style:next-style-name="Text_20_body" style:default-outline-level="">
      <style:paragraph-properties fo:margin-left="0.508cm" fo:margin-right="0cm" style:line-height-at-least="0.947cm" fo:text-align="start" style:justify-single-word="false" fo:orphans="0" fo:widows="0" fo:text-indent="0cm" style:auto-text-indent="false" style:writing-mode="lr-tb"/>
      <style:text-properties fo:color="#000000" style:font-name="바탕" fo:font-family="바탕" style:font-family-generic="roman" style:font-pitch="variable" fo:font-size="21pt" fo:font-style="italic" style:font-name-asian="바탕1" style:font-family-asian="바탕" style:font-family-generic-asian="system" style:font-pitch-asian="variable" style:font-size-asian="21pt" style:font-style-asian="italic" style:font-size-complex="21pt" style:font-style-complex="italic"/>
    </style:style>
    <style:style style:name="하이퍼헤딩4" style:family="paragraph" style:next-style-name="Text_20_body" style:default-outline-level="">
      <style:paragraph-properties fo:margin-left="1.016cm" fo:margin-right="0cm" style:line-height-at-least="0.811cm" fo:text-align="start" style:justify-single-word="false" fo:orphans="0" fo:widows="0" fo:text-indent="0cm" style:auto-text-indent="false" style:writing-mode="lr-tb"/>
      <style:text-properties fo:color="#000000" style:font-name="바탕" fo:font-family="바탕" style:font-family-generic="roman" style:font-pitch="variable" fo:font-size="17.5pt" fo:font-weight="bold" style:font-name-asian="바탕1" style:font-family-asian="바탕" style:font-family-generic-asian="system" style:font-pitch-asian="variable" style:font-size-asian="17.5pt" style:font-weight-asian="bold" style:font-size-complex="17.5pt" style:font-weight-complex="bold"/>
    </style:style>
    <style:style style:name="하이퍼헤딩5" style:family="paragraph" style:next-style-name="Text_20_body" style:default-outline-level="">
      <style:paragraph-properties fo:margin-left="1.016cm" fo:margin-right="0cm" style:line-height-at-least="0.676cm" fo:text-align="start" style:justify-single-word="false" fo:orphans="0" fo:widows="0" fo:text-indent="0cm" style:auto-text-indent="false" style:writing-mode="lr-tb"/>
      <style:text-properties fo:color="#000000" style:font-name="바탕" fo:font-family="바탕" style:font-family-generic="roman" style:font-pitch="variable" fo:font-size="13.5pt" fo:font-style="italic" style:font-name-asian="바탕1" style:font-family-asian="바탕" style:font-family-generic-asian="system" style:font-pitch-asian="variable" style:font-size-asian="13.5pt" style:font-style-asian="italic" style:font-size-complex="13.5pt" style:font-style-complex="italic"/>
    </style:style>
    <style:style style:name="하이퍼헤딩6" style:family="paragraph" style:next-style-name="Text_20_body" style:default-outline-level="">
      <style:paragraph-properties fo:margin-left="1.524cm" fo:margin-right="0cm" style:line-height-at-least="0.609cm" fo:text-align="start" style:justify-single-word="false" fo:orphans="0" fo:widows="0" fo:text-indent="0cm" style:auto-text-indent="false" style:writing-mode="lr-tb"/>
      <style:text-properties fo:color="#000000" style:font-name="바탕" fo:font-family="바탕" style:font-family-generic="roman" style:font-pitch="variable" fo:font-size="11.5pt" fo:font-weight="bold" style:font-name-asian="바탕1" style:font-family-asian="바탕" style:font-family-generic-asian="system" style:font-pitch-asian="variable" style:font-size-asian="11.5pt" style:font-weight-asian="bold" style:font-size-complex="11.5pt" style:font-weight-complex="bold"/>
    </style:style>
    <style:style style:name="왼쪽머리말" style:family="paragraph" style:next-style-name="Text_20_body" style:default-outline-level="">
      <style:paragraph-properties style:line-height-at-least="0.542cm" fo:text-align="start" style:justify-single-word="false" fo:orphans="0" fo:widows="0" style:writing-mode="lr-tb"/>
      <style:text-properties fo:color="#000000" style:font-name="바탕체" fo:font-family="바탕체" style:font-family-generic="roman" style:font-pitch="variable" fo:font-size="9.5pt" style:font-size-asian="9.5pt" style:font-size-complex="9.5pt"/>
    </style:style>
    <style:style style:name="가운데머리말" style:family="paragraph" style:next-style-name="Text_20_body" style:default-outline-level="">
      <style:paragraph-properties style:line-height-at-least="0.542cm" fo:text-align="center" style:justify-single-word="false" fo:orphans="0" fo:widows="0" style:writing-mode="lr-tb"/>
      <style:text-properties fo:color="#000000" style:font-name="바탕체" fo:font-family="바탕체" style:font-family-generic="roman" style:font-pitch="variable" fo:font-size="9.5pt" style:font-size-asian="9.5pt" style:font-size-complex="9.5pt"/>
    </style:style>
    <style:style style:name="오른쪽머리말" style:family="paragraph" style:next-style-name="Text_20_body" style:default-outline-level="">
      <style:paragraph-properties style:line-height-at-least="0.542cm" fo:text-align="end" style:justify-single-word="false" fo:orphans="0" fo:widows="0" style:writing-mode="lr-tb"/>
      <style:text-properties fo:color="#000000" style:font-name="바탕체" fo:font-family="바탕체" style:font-family-generic="roman" style:font-pitch="variable" fo:font-size="9.5pt" style:font-size-asian="9.5pt" style:font-size-complex="9.5pt"/>
    </style:style>
    <style:style style:name="왼쪽꼬리말" style:family="paragraph" style:next-style-name="Text_20_body" style:default-outline-level="">
      <style:paragraph-properties style:line-height-at-least="0.542cm" fo:text-align="start" style:justify-single-word="false" fo:orphans="0" fo:widows="0" style:writing-mode="lr-tb"/>
      <style:text-properties fo:color="#000000" style:font-name="바탕체" fo:font-family="바탕체" style:font-family-generic="roman" style:font-pitch="variable" fo:font-size="9.5pt" style:font-size-asian="9.5pt" style:font-size-complex="9.5pt"/>
    </style:style>
    <style:style style:name="가운데꼬리말" style:family="paragraph" style:next-style-name="Text_20_body" style:default-outline-level="">
      <style:paragraph-properties style:line-height-at-least="0.542cm" fo:text-align="center" style:justify-single-word="false" fo:orphans="0" fo:widows="0" style:writing-mode="lr-tb"/>
      <style:text-properties fo:color="#000000" style:font-name="바탕체" fo:font-family="바탕체" style:font-family-generic="roman" style:font-pitch="variable" fo:font-size="9.5pt" style:font-size-asian="9.5pt" style:font-size-complex="9.5pt"/>
    </style:style>
    <style:style style:name="오른쪽꼬리말" style:family="paragraph" style:next-style-name="Text_20_body" style:default-outline-level="">
      <style:paragraph-properties style:line-height-at-least="0.542cm" fo:text-align="end" style:justify-single-word="false" fo:orphans="0" fo:widows="0" style:writing-mode="lr-tb"/>
      <style:text-properties fo:color="#000000" style:font-name="바탕체" fo:font-family="바탕체" style:font-family-generic="roman" style:font-pitch="variable" fo:font-size="9.5pt" style:font-size-asian="9.5pt" style:font-size-complex="9.5pt"/>
    </style:style>
    <style:style style:name="목차7" style:family="paragraph" style:next-style-name="Text_20_body" style:default-outline-level="">
      <style:paragraph-properties fo:margin-left="0cm" fo:margin-right="0cm" style:line-height-at-least="0.564cm" fo:text-align="start" style:justify-single-word="false" fo:orphans="0" fo:widows="0" fo:text-indent="6.35cm" style:auto-text-indent="false" style:writing-mode="lr-tb"/>
      <style:text-properties fo:color="#000000" style:font-name="바탕" fo:font-family="바탕" style:font-family-generic="roman" style:font-pitch="variable" style:font-name-asian="바탕1" style:font-family-asian="바탕" style:font-family-generic-asian="system" style:font-pitch-asian="variable"/>
    </style:style>
    <style:style style:name="목차8" style:family="paragraph" style:next-style-name="Text_20_body" style:default-outline-level="">
      <style:paragraph-properties fo:margin-left="0cm" fo:margin-right="0cm" style:line-height-at-least="0.564cm" fo:text-align="start" style:justify-single-word="false" fo:orphans="0" fo:widows="0" fo:text-indent="7.408cm" style:auto-text-indent="false" style:writing-mode="lr-tb"/>
      <style:text-properties fo:color="#000000" style:font-name="바탕" fo:font-family="바탕" style:font-family-generic="roman" style:font-pitch="variable" style:font-name-asian="바탕1" style:font-family-asian="바탕" style:font-family-generic-asian="system" style:font-pitch-asian="variable"/>
    </style:style>
    <style:style style:name="목차9" style:family="paragraph" style:next-style-name="Text_20_body" style:default-outline-level="">
      <style:paragraph-properties fo:margin-left="0cm" fo:margin-right="0cm" style:line-height-at-least="0.564cm" fo:text-align="start" style:justify-single-word="false" fo:orphans="0" fo:widows="0" fo:text-indent="8.467cm" style:auto-text-indent="false" style:writing-mode="lr-tb"/>
      <style:text-properties fo:color="#000000" style:font-name="바탕" fo:font-family="바탕" style:font-family-generic="roman" style:font-pitch="variable" style:font-name-asian="바탕1" style:font-family-asian="바탕" style:font-family-generic-asian="system" style:font-pitch-asian="variable"/>
    </style:style>
    <style:style style:name="틀목차" style:family="paragraph" style:next-style-name="Text_20_body" style:default-outline-level="">
      <style:paragraph-properties style:line-height-at-least="0.564cm" fo:text-align="start" style:justify-single-word="false" fo:orphans="0" fo:widows="0" style:writing-mode="lr-tb"/>
      <style:text-properties fo:color="#000000" style:font-name="바탕" fo:font-family="바탕" style:font-family-generic="roman" style:font-pitch="variable" style:font-name-asian="바탕1" style:font-family-asian="바탕" style:font-family-generic-asian="system" style:font-pitch-asian="variable"/>
    </style:style>
    <style:style style:name="Footnote" style:family="paragraph" style:next-style-name="Text_20_body" style:default-outline-level="" style:class="extra">
      <style:paragraph-properties style:line-height-at-least="0.564cm" fo:text-align="start" style:justify-single-word="false" fo:orphans="0" fo:widows="0" style:writing-mode="lr-tb"/>
      <style:text-properties fo:color="#000000" style:font-name="바탕" fo:font-family="바탕" style:font-family-generic="roman" style:font-pitch="variable" style:font-name-asian="바탕1" style:font-family-asian="바탕" style:font-family-generic-asian="system" style:font-pitch-asian="variable"/>
    </style:style>
    <style:style style:name="Endnote" style:family="paragraph" style:next-style-name="Text_20_body" style:default-outline-level="" style:class="extra">
      <style:paragraph-properties style:line-height-at-least="0.564cm" fo:text-align="start" style:justify-single-word="false" fo:orphans="0" fo:widows="0" style:writing-mode="lr-tb"/>
      <style:text-properties fo:color="#000000" style:font-name="바탕" fo:font-family="바탕" style:font-family-generic="roman" style:font-pitch="variable" style:font-name-asian="바탕1" style:font-family-asian="바탕" style:font-family-generic-asian="system" style:font-pitch-asian="variable"/>
    </style:style>
    <style:style style:name="머리말" style:family="paragraph" style:next-style-name="Text_20_body" style:default-outline-level="">
      <style:paragraph-properties style:line-height-at-least="0.564cm" fo:text-align="start" style:justify-single-word="false" fo:orphans="0" fo:widows="0" style:writing-mode="lr-tb"/>
      <style:text-properties fo:color="#000000" style:font-name="바탕" fo:font-family="바탕" style:font-family-generic="roman" style:font-pitch="variable" style:font-name-asian="바탕1" style:font-family-asian="바탕" style:font-family-generic-asian="system" style:font-pitch-asian="variable"/>
    </style:style>
    <style:style style:name="꼬리말" style:family="paragraph" style:next-style-name="Text_20_body" style:default-outline-level="">
      <style:paragraph-properties style:line-height-at-least="0.564cm" fo:text-align="start" style:justify-single-word="false" fo:orphans="0" fo:widows="0" style:writing-mode="lr-tb"/>
      <style:text-properties fo:color="#000000" style:font-name="바탕" fo:font-family="바탕" style:font-family-generic="roman" style:font-pitch="variable" style:font-name-asian="바탕1" style:font-family-asian="바탕" style:font-family-generic-asian="system" style:font-pitch-asian="variable"/>
    </style:style>
    <style:style style:name="하이퍼헤딩11" style:family="paragraph" style:next-style-name="Text_20_body" style:default-outline-level="">
      <style:paragraph-properties style:line-height-at-least="1.482cm" fo:text-align="center" style:justify-single-word="false" fo:orphans="0" fo:widows="0" style:writing-mode="lr-tb"/>
      <style:text-properties fo:color="#000000" style:font-name="바탕" fo:font-family="바탕" style:font-family-generic="roman" style:font-pitch="variable" fo:font-size="36pt" fo:font-weight="bold" style:font-name-asian="바탕1" style:font-family-asian="바탕" style:font-family-generic-asian="system" style:font-pitch-asian="variable" style:font-size-asian="36pt" style:font-weight-asian="bold" style:font-size-complex="36pt" style:font-weight-complex="bold"/>
    </style:style>
    <style:style style:name="하이퍼헤딩21" style:family="paragraph" style:next-style-name="Text_20_body" style:default-outline-level="">
      <style:paragraph-properties style:line-height-at-least="1.129cm" fo:text-align="start" style:justify-single-word="false" fo:orphans="0" fo:widows="0" style:writing-mode="lr-tb"/>
      <style:text-properties fo:color="#000000" style:font-name="바탕" fo:font-family="바탕" style:font-family-generic="roman" style:font-pitch="variable" fo:font-size="26pt" fo:font-weight="bold" style:font-name-asian="바탕1" style:font-family-asian="바탕" style:font-family-generic-asian="system" style:font-pitch-asian="variable" style:font-size-asian="26pt" style:font-weight-asian="bold" style:font-size-complex="26pt" style:font-weight-complex="bold"/>
    </style:style>
    <style:style style:name="하이퍼헤딩31" style:family="paragraph" style:next-style-name="Text_20_body" style:default-outline-level="">
      <style:paragraph-properties fo:margin-left="0cm" fo:margin-right="0cm" style:line-height-at-least="0.988cm" fo:text-align="start" style:justify-single-word="false" fo:orphans="0" fo:widows="0" fo:text-indent="0.176cm" style:auto-text-indent="false" style:writing-mode="lr-tb"/>
      <style:text-properties fo:color="#000000" style:font-name="바탕" fo:font-family="바탕" style:font-family-generic="roman" style:font-pitch="variable" fo:font-size="22pt" fo:font-style="italic" style:font-name-asian="바탕1" style:font-family-asian="바탕" style:font-family-generic-asian="system" style:font-pitch-asian="variable" style:font-size-asian="22pt" style:font-style-asian="italic" style:font-size-complex="22pt" style:font-style-complex="italic"/>
    </style:style>
    <style:style style:name="하이퍼헤딩41" style:family="paragraph" style:next-style-name="Text_20_body" style:default-outline-level="">
      <style:paragraph-properties fo:margin-left="0cm" fo:margin-right="0cm" style:line-height-at-least="0.776cm" fo:text-align="start" style:justify-single-word="false" fo:orphans="0" fo:widows="0" fo:text-indent="0.353cm" style:auto-text-indent="false" style:writing-mode="lr-tb"/>
      <style:text-properties fo:color="#000000" style:font-name="바탕" fo:font-family="바탕" style:font-family-generic="roman" style:font-pitch="variable" fo:font-size="16pt" fo:font-weight="bold" style:font-name-asian="바탕1" style:font-family-asian="바탕" style:font-family-generic-asian="system" style:font-pitch-asian="variable" style:font-size-asian="16pt" style:font-weight-asian="bold" style:font-size-complex="16pt" style:font-weight-complex="bold"/>
    </style:style>
    <style:style style:name="하이퍼헤딩51" style:family="paragraph" style:next-style-name="Text_20_body" style:default-outline-level="">
      <style:paragraph-properties style:line-height-at-least="0.706cm" fo:text-align="start" style:justify-single-word="false" fo:orphans="0" fo:widows="0" style:writing-mode="lr-tb"/>
      <style:text-properties fo:color="#000000" style:font-name="바탕" fo:font-family="바탕" style:font-family-generic="roman" style:font-pitch="variable" fo:font-size="14pt" fo:font-style="italic" style:font-name-asian="바탕1" style:font-family-asian="바탕" style:font-family-generic-asian="system" style:font-pitch-asian="variable" style:font-size-asian="14pt" style:font-style-asian="italic" style:font-size-complex="14pt" style:font-style-complex="italic"/>
    </style:style>
    <style:style style:name="하이퍼헤딩61" style:family="paragraph" style:next-style-name="Text_20_body" style:default-outline-level="">
      <style:paragraph-properties style:line-height-at-least="0.635cm" fo:text-align="start" style:justify-single-word="false" fo:orphans="0" fo:widows="0" style:writing-mode="lr-tb"/>
      <style:text-properties fo:color="#000000" style:font-name="바탕" fo:font-family="바탕" style:font-family-generic="roman" style:font-pitch="variable" fo:font-size="12pt" fo:font-weight="bold" style:font-name-asian="바탕1" style:font-family-asian="바탕" style:font-family-generic-asian="system" style:font-pitch-asian="variable" style:font-size-asian="12pt" style:font-weight-asian="bold" style:font-size-complex="12pt" style:font-weight-complex="bold"/>
    </style:style>
    <style:style style:name="제목1" style:family="paragraph" style:next-style-name="Text_20_body" style:default-outline-level="">
      <style:paragraph-properties style:line-height-at-least="0.776cm" fo:text-align="start" style:justify-single-word="false" fo:orphans="0" fo:widows="0" style:writing-mode="lr-tb"/>
      <style:text-properties fo:color="#000000" style:font-name="바탕" fo:font-family="바탕" style:font-family-generic="roman" style:font-pitch="variable" fo:font-size="16pt" style:font-name-asian="바탕1" style:font-family-asian="바탕" style:font-family-generic-asian="system" style:font-pitch-asian="variable" style:font-size-asian="16pt" style:font-size-complex="16pt"/>
    </style:style>
    <style:style style:name="제목2" style:family="paragraph" style:next-style-name="Text_20_body" style:default-outline-level="">
      <style:paragraph-properties style:line-height-at-least="0.706cm" fo:text-align="start" style:justify-single-word="false" fo:orphans="0" fo:widows="0" style:writing-mode="lr-tb"/>
      <style:text-properties fo:color="#000000" style:font-name="바탕" fo:font-family="바탕" style:font-family-generic="roman" style:font-pitch="variable" fo:font-size="14pt" style:font-name-asian="바탕1" style:font-family-asian="바탕" style:font-family-generic-asian="system" style:font-pitch-asian="variable" style:font-size-asian="14pt" style:font-size-complex="14pt"/>
    </style:style>
    <style:style style:name="제목3" style:family="paragraph" style:next-style-name="Text_20_body" style:default-outline-level="">
      <style:paragraph-properties fo:margin-left="0cm" fo:margin-right="0cm" style:line-height-at-least="0.635cm" fo:text-align="start" style:justify-single-word="false" fo:orphans="0" fo:widows="0" fo:text-indent="1.058cm" style:auto-text-indent="false" style:writing-mode="lr-tb"/>
      <style:text-properties fo:color="#000000" style:font-name="바탕" fo:font-family="바탕" style:font-family-generic="roman" style:font-pitch="variable" fo:font-size="12pt" style:font-name-asian="바탕1" style:font-family-asian="바탕" style:font-family-generic-asian="system" style:font-pitch-asian="variable" style:font-size-asian="12pt" style:font-size-complex="12pt"/>
    </style:style>
    <style:style style:name="제목4" style:family="paragraph" style:next-style-name="Text_20_body" style:default-outline-level="">
      <style:paragraph-properties fo:margin-left="0cm" fo:margin-right="0cm" style:line-height-at-least="0.564cm" fo:text-align="start" style:justify-single-word="false" fo:orphans="0" fo:widows="0" fo:text-indent="1.058cm" style:auto-text-indent="false" style:writing-mode="lr-tb"/>
      <style:text-properties fo:color="#000000" style:font-name="바탕" fo:font-family="바탕" style:font-family-generic="roman" style:font-pitch="variable" style:font-name-asian="바탕1" style:font-family-asian="바탕" style:font-family-generic-asian="system" style:font-pitch-asian="variable"/>
    </style:style>
    <style:style style:name="제목5" style:family="paragraph" style:next-style-name="Text_20_body" style:default-outline-level="">
      <style:paragraph-properties fo:margin-left="0cm" fo:margin-right="0cm" style:line-height-at-least="0.564cm" fo:text-align="start" style:justify-single-word="false" fo:orphans="0" fo:widows="0" fo:text-indent="2.117cm" style:auto-text-indent="false" style:writing-mode="lr-tb"/>
      <style:text-properties fo:color="#000000" style:font-name="바탕" fo:font-family="바탕" style:font-family-generic="roman" style:font-pitch="variable" style:font-name-asian="바탕1" style:font-family-asian="바탕" style:font-family-generic-asian="system" style:font-pitch-asian="variable"/>
    </style:style>
    <style:style style:name="제목6" style:family="paragraph" style:next-style-name="Text_20_body" style:default-outline-level="">
      <style:paragraph-properties fo:margin-left="0cm" fo:margin-right="0cm" style:line-height-at-least="0.564cm" fo:text-align="start" style:justify-single-word="false" fo:orphans="0" fo:widows="0" fo:text-indent="2.117cm" style:auto-text-indent="false" style:writing-mode="lr-tb"/>
      <style:text-properties fo:color="#000000" style:font-name="바탕" fo:font-family="바탕" style:font-family-generic="roman" style:font-pitch="variable" style:font-name-asian="바탕1" style:font-family-asian="바탕" style:font-family-generic-asian="system" style:font-pitch-asian="variable"/>
    </style:style>
    <style:style style:name="제목7" style:family="paragraph" style:next-style-name="Text_20_body" style:default-outline-level="">
      <style:paragraph-properties fo:margin-left="0cm" fo:margin-right="0cm" style:line-height-at-least="0.564cm" fo:text-align="start" style:justify-single-word="false" fo:orphans="0" fo:widows="0" fo:text-indent="3.175cm" style:auto-text-indent="false" style:writing-mode="lr-tb"/>
      <style:text-properties fo:color="#000000" style:font-name="바탕" fo:font-family="바탕" style:font-family-generic="roman" style:font-pitch="variable" style:font-name-asian="바탕1" style:font-family-asian="바탕" style:font-family-generic-asian="system" style:font-pitch-asian="variable"/>
    </style:style>
    <style:style style:name="제목8" style:family="paragraph" style:next-style-name="Text_20_body" style:default-outline-level="">
      <style:paragraph-properties fo:margin-left="0cm" fo:margin-right="0cm" style:line-height-at-least="0.564cm" fo:text-align="start" style:justify-single-word="false" fo:orphans="0" fo:widows="0" fo:text-indent="3.175cm" style:auto-text-indent="false" style:writing-mode="lr-tb"/>
      <style:text-properties fo:color="#000000" style:font-name="바탕" fo:font-family="바탕" style:font-family-generic="roman" style:font-pitch="variable" style:font-name-asian="바탕1" style:font-family-asian="바탕" style:font-family-generic-asian="system" style:font-pitch-asian="variable"/>
    </style:style>
    <style:style style:name="제목9" style:family="paragraph" style:next-style-name="Text_20_body" style:default-outline-level="">
      <style:paragraph-properties fo:margin-left="0cm" fo:margin-right="0cm" style:line-height-at-least="0.564cm" fo:text-align="start" style:justify-single-word="false" fo:orphans="0" fo:widows="0" fo:text-indent="4.233cm" style:auto-text-indent="false" style:writing-mode="lr-tb"/>
      <style:text-properties fo:color="#000000" style:font-name="바탕" fo:font-family="바탕" style:font-family-generic="roman" style:font-pitch="variable" style:font-name-asian="바탕1" style:font-family-asian="바탕" style:font-family-generic-asian="system" style:font-pitch-asian="variable"/>
    </style:style>
    <style:style style:name="목차1" style:family="paragraph" style:next-style-name="Text_20_body" style:default-outline-level="">
      <style:paragraph-properties style:line-height-at-least="0.564cm" fo:text-align="start" style:justify-single-word="false" fo:orphans="0" fo:widows="0" style:writing-mode="lr-tb"/>
      <style:text-properties fo:color="#000000" style:font-name="바탕" fo:font-family="바탕" style:font-family-generic="roman" style:font-pitch="variable" style:font-name-asian="바탕1" style:font-family-asian="바탕" style:font-family-generic-asian="system" style:font-pitch-asian="variable"/>
    </style:style>
    <style:style style:name="목차2" style:family="paragraph" style:next-style-name="Text_20_body" style:default-outline-level="">
      <style:paragraph-properties fo:margin-left="0cm" fo:margin-right="0cm" style:line-height-at-least="0.564cm" fo:text-align="start" style:justify-single-word="false" fo:orphans="0" fo:widows="0" fo:text-indent="1.058cm" style:auto-text-indent="false" style:writing-mode="lr-tb"/>
      <style:text-properties fo:color="#000000" style:font-name="바탕" fo:font-family="바탕" style:font-family-generic="roman" style:font-pitch="variable" style:font-name-asian="바탕1" style:font-family-asian="바탕" style:font-family-generic-asian="system" style:font-pitch-asian="variable"/>
    </style:style>
    <style:style style:name="목차3" style:family="paragraph" style:next-style-name="Text_20_body" style:default-outline-level="">
      <style:paragraph-properties fo:margin-left="0cm" fo:margin-right="0cm" style:line-height-at-least="0.564cm" fo:text-align="start" style:justify-single-word="false" fo:orphans="0" fo:widows="0" fo:text-indent="2.117cm" style:auto-text-indent="false" style:writing-mode="lr-tb"/>
      <style:text-properties fo:color="#000000" style:font-name="바탕" fo:font-family="바탕" style:font-family-generic="roman" style:font-pitch="variable" style:font-name-asian="바탕1" style:font-family-asian="바탕" style:font-family-generic-asian="system" style:font-pitch-asian="variable"/>
    </style:style>
    <style:style style:name="목차4" style:family="paragraph" style:next-style-name="Text_20_body" style:default-outline-level="">
      <style:paragraph-properties fo:margin-left="0cm" fo:margin-right="0cm" style:line-height-at-least="0.564cm" fo:text-align="start" style:justify-single-word="false" fo:orphans="0" fo:widows="0" fo:text-indent="3.175cm" style:auto-text-indent="false" style:writing-mode="lr-tb"/>
      <style:text-properties fo:color="#000000" style:font-name="바탕" fo:font-family="바탕" style:font-family-generic="roman" style:font-pitch="variable" style:font-name-asian="바탕1" style:font-family-asian="바탕" style:font-family-generic-asian="system" style:font-pitch-asian="variable"/>
    </style:style>
    <style:style style:name="목차5" style:family="paragraph" style:next-style-name="Text_20_body" style:default-outline-level="">
      <style:paragraph-properties fo:margin-left="0cm" fo:margin-right="0cm" style:line-height-at-least="0.564cm" fo:text-align="start" style:justify-single-word="false" fo:orphans="0" fo:widows="0" fo:text-indent="4.233cm" style:auto-text-indent="false" style:writing-mode="lr-tb"/>
      <style:text-properties fo:color="#000000" style:font-name="바탕" fo:font-family="바탕" style:font-family-generic="roman" style:font-pitch="variable" style:font-name-asian="바탕1" style:font-family-asian="바탕" style:font-family-generic-asian="system" style:font-pitch-asian="variable"/>
    </style:style>
    <style:style style:name="목차6" style:family="paragraph" style:next-style-name="Text_20_body" style:default-outline-level="">
      <style:paragraph-properties fo:margin-left="0cm" fo:margin-right="0cm" style:line-height-at-least="0.564cm" fo:text-align="start" style:justify-single-word="false" fo:orphans="0" fo:widows="0" fo:text-indent="5.292cm" style:auto-text-indent="false" style:writing-mode="lr-tb"/>
      <style:text-properties fo:color="#000000" style:font-name="바탕" fo:font-family="바탕" style:font-family-generic="roman" style:font-pitch="variable" style:font-name-asian="바탕1" style:font-family-asian="바탕" style:font-family-generic-asian="system" style:font-pitch-asian="variable"/>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fo:orphans="2" fo:widows="2"/>
      <style:text-properties style:font-name="굴림" fo:font-family="굴림" style:font-family-generic="roman" style:font-pitch="variable" fo:font-size="12pt" style:letter-kerning="false" style:font-name-asian="굴림1" style:font-family-asian="굴림" style:font-family-generic-asian="system" style:font-pitch-asian="variable" style:font-size-asian="12pt" style:font-name-complex="굴림1" style:font-family-complex="굴림" style:font-family-generic-complex="system" style:font-pitch-complex="variable" style:font-size-complex="12pt"/>
    </style:style>
    <style:style style:name="Balloon_20_Text" style:display-name="Balloon Text" style:family="paragraph" style:parent-style-name="Standard" style:default-outline-level="">
      <style:text-properties style:font-name="맑은 고딕" fo:font-family="'맑은 고딕'" style:font-family-generic="roman" style:font-pitch="variable" fo:font-size="9pt" style:font-name-asian="맑은 고딕1" style:font-family-asian="'맑은 고딕'" style:font-family-generic-asian="system" style:font-pitch-asian="variable" style:font-size-asian="9pt" style:font-name-complex="F"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411cm" fo:margin-right="0cm" fo:margin-top="0cm" fo:margin-bottom="0.353cm" loext:contextual-spacing="false" fo:line-height="115%" fo:text-indent="0cm" style:auto-text-indent="false"/>
      <style:text-properties style:font-name="맑은 고딕" fo:font-family="'맑은 고딕'" style:font-family-generic="roman" style:font-pitch="variable" style:font-name-asian="맑은 고딕1" style:font-family-asian="'맑은 고딕'" style:font-family-generic-asian="system" style:font-pitch-asian="variable" style:font-name-complex="F" style:font-family-generic-complex="system" style:font-pitch-complex="variable" style:font-size-complex="11pt"/>
    </style:style>
    <style:style style:name="Default_20_Paragraph_20_Font" style:display-name="Default Paragraph Font" style:family="text"/>
    <style:style style:name="page_20_number" style:display-name="page number" style:family="text" style:parent-style-name="Default_20_Paragraph_20_Font"/>
    <style:style style:name="풍선_20_도움말_20_텍스트_20_Char" style:display-name="풍선 도움말 텍스트 Char" style:family="text" style:parent-style-name="Default_20_Paragraph_20_Font">
      <style:text-properties style:font-name="맑은 고딕" fo:font-family="'맑은 고딕'" style:font-family-generic="roman" style:font-pitch="variable" fo:font-size="9pt" style:letter-kerning="true" style:font-name-asian="맑은 고딕1" style:font-family-asian="'맑은 고딕'" style:font-family-generic-asian="system" style:font-pitch-asian="variable" style:font-size-asian="9pt" style:font-name-complex="F" style:font-family-generic-complex="system"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9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3.457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4.1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868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5.574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6.27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6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2.63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22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7.19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80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1.783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4.393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6.369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8.9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2.61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22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7.19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80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1.783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4.393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6.369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8.9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3.24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4.022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4.727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5.43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6.844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7.54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8.25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8.9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3.24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4.022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4.727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5.43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6.844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7.54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8.25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8.9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2.61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3.38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4.09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4.79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5.50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6.20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6.91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7.62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8.3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3.32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49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9.10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34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4.95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8.203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81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4.05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3.7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4.551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5.256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5.9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6.668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7.373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8.07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8.784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9.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3.7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4.551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5.256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5.9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6.668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7.373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8.07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8.784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9.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8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4.57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5.283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5.98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6.694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7.4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8.1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8.811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9.5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2.61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95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5.292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26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8.608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583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11.92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3.8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2.61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95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5.292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26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8.608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583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11.92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3.8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2.61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95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5.292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26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8.608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583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11.92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3.8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2.61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95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5.292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26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8.608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583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11.92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3.8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3.24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4.022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4.727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5.43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6.844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7.54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8.25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8.9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2.822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3.5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4.939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5.64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3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0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9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3.457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4.1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868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5.574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6.27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6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9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06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fo:text-indent="-0.706cm" fo:margin-left="3.457cm"/>
        </style:list-level-properties>
      </text:list-level-style-number>
      <text:list-level-style-number text:level="4" style:num-suffix="." style:num-format="1">
        <style:list-level-properties text:list-level-position-and-space-mode="label-alignment">
          <style:list-level-label-alignment text:label-followed-by="listtab" fo:text-indent="-0.706cm" fo:margin-left="4.1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06cm" fo:margin-left="4.868cm"/>
        </style:list-level-properties>
      </text:list-level-style-number>
      <text:list-level-style-number text:level="6" style:num-suffix="." style:num-format="i">
        <style:list-level-properties text:list-level-position-and-space-mode="label-alignment" fo:text-align="end">
          <style:list-level-label-alignment text:label-followed-by="listtab" fo:text-indent="-0.706cm" fo:margin-left="5.574cm"/>
        </style:list-level-properties>
      </text:list-level-style-number>
      <text:list-level-style-number text:level="7" style:num-suffix="." style:num-format="1">
        <style:list-level-properties text:list-level-position-and-space-mode="label-alignment">
          <style:list-level-label-alignment text:label-followed-by="listtab" fo:text-indent="-0.706cm" fo:margin-left="6.27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06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fo:text-indent="-0.706cm" fo:margin-left="7.6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style:font-name="굴림" fo:font-size="14pt" fo:font-weight="bold" style:font-name-asian="굴림1" style:font-size-asian="14pt" style:font-weight-asian="bold" style:font-size-complex="14pt"/>
    </style:style>
    <style:page-layout style:name="Mpm1">
      <style:page-layout-properties fo:page-width="21.001cm" fo:page-height="29.7cm" style:num-format="1" style:print-orientation="portrait" fo:margin-top="2cm" fo:margin-bottom="1.501cm" fo:margin-left="2cm" fo:margin-right="2cm" style:writing-mode="lr-tb" style:layout-grid-color="#c0c0c0" style:layout-grid-lines="52" style:layout-grid-base-height="0.47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style:dynamic-spacing="true"/>
      </style:header-style>
      <style:footer-style/>
    </style:page-layout>
    <style:page-layout style:name="Mpm2">
      <style:page-layout-properties fo:page-width="21.001cm" fo:page-height="29.7cm" style:num-format="1" style:print-orientation="portrait" fo:margin-top="2cm" fo:margin-bottom="1.501cm" fo:margin-left="2cm" fo:margin-right="2cm" style:writing-mode="lr-tb" style:layout-grid-color="#c0c0c0" style:layout-grid-lines="52" style:layout-grid-base-height="0.47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text:span text:style-name="MT1">교 육 일 지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meta:initial-creator>R&amp;D Center</meta:initial-creator>
    <meta:editing-cycles>5</meta:editing-cycles>
    <meta:print-date>2013-04-03T01:01:00</meta:print-date>
    <meta:creation-date>2022-01-14T06:20:00</meta:creation-date>
    <dc:date>2022-01-23T12:29:22.976000000</dc:date>
    <meta:editing-duration>PT6H26M59S</meta:editing-duration>
    <meta:generator>Neat_Office/6.2.8.2$Windows_x86 LibreOffice_project/</meta:generator>
    <meta:document-statistic meta:table-count="1" meta:image-count="0" meta:object-count="0" meta:page-count="3" meta:paragraph-count="33" meta:word-count="1663" meta:character-count="3942" meta:non-whitespace-character-count="3250"/>
    <meta:user-defined meta:name="AppVersion">16.0000</meta:user-defined>
    <meta:user-defined meta:name="Company">Korea United Pharm.,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